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61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50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2.2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color="#ff0000"/>
    </style:style>
    <style:style style:name="ce8" style:family="table-cell" style:parent-style-name="Default">
      <style:table-cell-properties fo:background-color="#cfe7e5"/>
      <style:text-properties fo:color="#ff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ORIGINALE</text:p>
          </table:table-cell>
          <table:table-cell table:style-name="ce5"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RATIO </text:p>
          </table:table-cell>
          <table:table-cell/>
          <table:table-cell table:style-name="ce5" table:number-columns-repeated="1015"/>
        </table:table-row>
        <table:table-row table:style-name="ro2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2]/[.F2]" office:value-type="float" office:value="3.08979591836735">
            <text:p>3.09</text:p>
          </table:table-cell>
          <table:table-cell table:number-columns-repeated="1016"/>
        </table:table-row>
        <table:table-row table:style-name="ro2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3]/[.F3]" office:value-type="float" office:value="3.08979591836735">
            <text:p>3.09</text:p>
          </table:table-cell>
          <table:table-cell table:number-columns-repeated="1016"/>
        </table:table-row>
        <table:table-row table:style-name="ro2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4]/[.F4]" office:value-type="float" office:value="7.25357142857143">
            <text:p>7.25</text:p>
          </table:table-cell>
          <table:table-cell table:number-columns-repeated="1016"/>
        </table:table-row>
        <table:table-row table:style-name="ro2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5]/[.F5]" office:value-type="float" office:value="7.25357142857143">
            <text:p>7.2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nne__MG_5248.CR2.png</text:p>
          </table:table-cell>
          <table:table-cell table:style-name="ce3" office:value-type="string">
            <text:p>PNG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6" table:formula="of:=[.C6]/[.F6]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table:formula="of:=[.C7]/[.F7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anne_Calque 14.png</text:p>
          </table:table-cell>
          <table:table-cell table:style-name="ce3" office:value-type="string">
            <text:p>PNG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6" table:formula="of:=[.C8]/[.F8]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table:formula="of:=[.C9]/[.F9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anne_Calque8.png</text:p>
          </table:table-cell>
          <table:table-cell table:style-name="ce3" office:value-type="string">
            <text:p>PNG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6" table:formula="of:=[.C10]/[.F10]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table:formula="of:=[.C11]/[.F11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2]/[.F12]" office:value-type="float" office:value="1.11060948081264">
            <text:p>1.11</text:p>
          </table:table-cell>
          <table:table-cell table:number-columns-repeated="1016"/>
        </table:table-row>
        <table:table-row table:style-name="ro2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3]/[.F13]" office:value-type="float" office:value="1.11060948081264">
            <text:p>1.11</text:p>
          </table:table-cell>
          <table:table-cell table:number-columns-repeated="1016"/>
        </table:table-row>
        <table:table-row table:style-name="ro2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4]/[.F14]" office:value-type="float" office:value="2.51785714285714">
            <text:p>2.52</text:p>
          </table:table-cell>
          <table:table-cell table:number-columns-repeated="1016"/>
        </table:table-row>
        <table:table-row table:style-name="ro2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5]/[.F15]" office:value-type="float" office:value="2.51785714285714">
            <text:p>2.52</text:p>
          </table:table-cell>
          <table:table-cell table:number-columns-repeated="1016"/>
        </table:table-row>
        <table:table-row table:style-name="ro2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6]/[.F16]" office:value-type="float" office:value="3.76229508196721">
            <text:p>3.76</text:p>
          </table:table-cell>
          <table:table-cell table:number-columns-repeated="1016"/>
        </table:table-row>
        <table:table-row table:style-name="ro2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7]/[.F17]" office:value-type="float" office:value="3.76229508196721">
            <text:p>3.76</text:p>
          </table:table-cell>
          <table:table-cell table:number-columns-repeated="1016"/>
        </table:table-row>
        <table:table-row table:style-name="ro2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8]/[.F18]" office:value-type="float" office:value="10.7428571428571">
            <text:p>10.74</text:p>
          </table:table-cell>
          <table:table-cell table:number-columns-repeated="1016"/>
        </table:table-row>
        <table:table-row table:style-name="ro2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9]/[.F19]" office:value-type="float" office:value="10.7428571428571">
            <text:p>10.74</text:p>
          </table:table-cell>
          <table:table-cell table:number-columns-repeated="1016"/>
        </table:table-row>
        <table:table-row table:style-name="ro2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0]/[.F20]" office:value-type="float" office:value="13.360824742268">
            <text:p>13.36</text:p>
          </table:table-cell>
          <table:table-cell table:number-columns-repeated="1016"/>
        </table:table-row>
        <table:table-row table:style-name="ro2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1]/[.F21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éguinage d'Anderlecht8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3776">
            <text:p>3776</text:p>
          </table:table-cell>
          <table:table-cell table:style-name="ce3" office:value-type="string">
            <text:p><text:s/>Béguinage d'Anderlecht8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903">
            <text:p>903</text:p>
          </table:table-cell>
          <table:table-cell table:style-name="ce6" table:formula="of:=[.C22]/[.F22]" office:value-type="float" office:value="4.18253968253968">
            <text:p>4.1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éguinage d'Anderlecht9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46">
            <text:p>2646</text:p>
          </table:table-cell>
          <table:table-cell table:style-name="ce3" office:value-type="float" office:value="3760">
            <text:p>3760</text:p>
          </table:table-cell>
          <table:table-cell table:style-name="ce3" office:value-type="string">
            <text:p><text:s/>Béguinage d'Anderlecht9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896">
            <text:p>896</text:p>
          </table:table-cell>
          <table:table-cell table:style-name="ce6" table:formula="of:=[.C23]/[.F23]" office:value-type="float" office:value="4.2">
            <text:p>4.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06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6_100713.jpg <text:s/>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4]/[.F24]" office:value-type="float" office:value="23.7983193277311">
            <text:p>23.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09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9_100713.jpg 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5]/[.F25]" office:value-type="float" office:value="23.7983193277311">
            <text:p>23.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13_110325.jpg</text:p>
          </table:table-cell>
          <table:table-cell table:style-name="ce3" office:value-type="string">
            <text:p>JPEG</text:p>
          </table:table-cell>
          <table:table-cell table:number-columns-repeated="2" table:style-name="ce3" office:value-type="float" office:value="1280">
            <text:p>1280</text:p>
          </table:table-cell>
          <table:table-cell table:style-name="ce3" office:value-type="string">
            <text:p><text:s/>BH13_110325.jpg </text:p>
          </table:table-cell>
          <table:table-cell table:number-columns-repeated="2" table:style-name="ce3" office:value-type="float" office:value="184">
            <text:p>184</text:p>
          </table:table-cell>
          <table:table-cell table:style-name="ce3" table:formula="of:=[.C26]/[.F26]" office:value-type="float" office:value="6.95652173913043">
            <text:p>6.96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7]/[.F27]" office:value-type="float" office:value="2.50677200902935">
            <text:p>2.51</text:p>
          </table:table-cell>
          <table:table-cell table:number-columns-repeated="1016"/>
        </table:table-row>
        <table:table-row table:style-name="ro2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8]/[.F28]" office:value-type="float" office:value="2.50677200902935">
            <text:p>2.51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cale-page.png</text:p>
          </table:table-cell>
          <table:table-cell table:style-name="ce4" office:value-type="string">
            <text:p>PNG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office:value-type="string">
            <text:p><text:s/>cale-page.png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table:formula="of:=[.C29]/[.F29]" office:value-type="float" office:value="1">
            <text:p>1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0]/[.F30]" office:value-type="float" office:value="3.1746835443038">
            <text:p>3.17</text:p>
          </table:table-cell>
          <table:table-cell table:number-columns-repeated="1016"/>
        </table:table-row>
        <table:table-row table:style-name="ro2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1]/[.F31]" office:value-type="float" office:value="3.1746835443038">
            <text:p>3.17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laude_Calque1.png</text:p>
          </table:table-cell>
          <table:table-cell table:style-name="ce3" office:value-type="string">
            <text:p>PNG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claude_Calque1.png 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443">
            <text:p>443</text:p>
          </table:table-cell>
          <table:table-cell table:style-name="ce6" table:formula="of:=[.C32]/[.F32]" office:value-type="float" office:value="1.38983050847458">
            <text:p>1.39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3]/[.F33]" office:value-type="float" office:value="6.975">
            <text:p>6.98</text:p>
          </table:table-cell>
          <table:table-cell table:number-columns-repeated="1016"/>
        </table:table-row>
        <table:table-row table:style-name="ro2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4]/[.F34]" office:value-type="float" office:value="6.975">
            <text:p>6.98</text:p>
          </table:table-cell>
          <table:table-cell table:number-columns-repeated="1016"/>
        </table:table-row>
        <table:table-row table:style-name="ro2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5]/[.F35]" office:value-type="float" office:value="3.26349206349206">
            <text:p>3.26</text:p>
          </table:table-cell>
          <table:table-cell table:number-columns-repeated="1016"/>
        </table:table-row>
        <table:table-row table:style-name="ro2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6]/[.F36]" office:value-type="float" office:value="3.26349206349206">
            <text:p>3.26</text:p>
          </table:table-cell>
          <table:table-cell table:number-columns-repeated="1016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7]/[.F37]" office:value-type="float" office:value="3.74450549450549">
            <text:p>3.74</text:p>
          </table:table-cell>
          <table:table-cell table:number-columns-repeated="1016"/>
        </table:table-row>
        <table:table-row table:style-name="ro2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8]/[.F38]" office:value-type="float" office:value="3.74450549450549">
            <text:p>3.74</text:p>
          </table:table-cell>
          <table:table-cell table:number-columns-repeated="1016"/>
        </table:table-row>
        <table:table-row table:style-name="ro2">
          <table:table-cell office:value-type="string">
            <text:p>e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39]/[.F39]" office:value-type="float" office:value="10.3058823529412">
            <text:p>10.31</text:p>
          </table:table-cell>
          <table:table-cell table:number-columns-repeated="1016"/>
        </table:table-row>
        <table:table-row table:style-name="ro2">
          <table:table-cell office:value-type="string">
            <text:p>e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40]/[.F40]" office:value-type="float" office:value="10.3058823529412">
            <text:p>10.31</text:p>
          </table:table-cell>
          <table:table-cell table:number-columns-repeated="1016"/>
        </table:table-row>
        <table:table-row table:style-name="ro2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1]/[.F41]" office:value-type="float" office:value="1.63539553752536">
            <text:p>1.64</text:p>
          </table:table-cell>
          <table:table-cell table:number-columns-repeated="1016"/>
        </table:table-row>
        <table:table-row table:style-name="ro2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2]/[.F42]" office:value-type="float" office:value="1.63539553752536">
            <text:p>1.64</text:p>
          </table:table-cell>
          <table:table-cell table:number-columns-repeated="1016"/>
        </table:table-row>
        <table:table-row table:style-name="ro2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3]/[.F43]" office:value-type="float" office:value="6.73714285714286">
            <text:p>6.74</text:p>
          </table:table-cell>
          <table:table-cell table:number-columns-repeated="1016"/>
        </table:table-row>
        <table:table-row table:style-name="ro2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4]/[.F44]" office:value-type="float" office:value="6.73714285714286">
            <text:p>6.7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trait_anne_n.gif</text:p>
          </table:table-cell>
          <table:table-cell table:style-name="ce3" office:value-type="string">
            <text:p>GIF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<text:s/>extrait_anne_n.gif 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6" table:formula="of:=[.C45]/[.F45]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table:style-name="ce5" table:formula="of:=[.C46]/[.F4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7]/[.F47]" office:value-type="float" office:value="3.55156950672646">
            <text:p>3.55</text:p>
          </table:table-cell>
          <table:table-cell table:number-columns-repeated="1016"/>
        </table:table-row>
        <table:table-row table:style-name="ro2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8]/[.F48]" office:value-type="float" office:value="3.55156950672646">
            <text:p>3.55</text:p>
          </table:table-cell>
          <table:table-cell table:number-columns-repeated="1016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49]/[.F49]" office:value-type="float" office:value="1.83408577878104">
            <text:p>1.83</text:p>
          </table:table-cell>
          <table:table-cell table:number-columns-repeated="1016"/>
        </table:table-row>
        <table:table-row table:style-name="ro2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50]/[.F50]" office:value-type="float" office:value="1.83408577878104">
            <text:p>1.83</text:p>
          </table:table-cell>
          <table:table-cell table:number-columns-repeated="1016"/>
        </table:table-row>
        <table:table-row table:style-name="ro2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1]/[.F51]" office:value-type="float" office:value="1.7686230248307">
            <text:p>1.77</text:p>
          </table:table-cell>
          <table:table-cell table:number-columns-repeated="1016"/>
        </table:table-row>
        <table:table-row table:style-name="ro2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2]/[.F52]" office:value-type="float" office:value="1.7686230248307">
            <text:p>1.77</text:p>
          </table:table-cell>
          <table:table-cell table:number-columns-repeated="1016"/>
        </table:table-row>
        <table:table-row table:style-name="ro2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3]/[.F53]" office:value-type="float" office:value="3.62677484787018">
            <text:p>3.63</text:p>
          </table:table-cell>
          <table:table-cell table:number-columns-repeated="1016"/>
        </table:table-row>
        <table:table-row table:style-name="ro2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4]/[.F54]" office:value-type="float" office:value="3.62677484787018">
            <text:p>3.63</text:p>
          </table:table-cell>
          <table:table-cell table:number-columns-repeated="1016"/>
        </table:table-row>
        <table:table-row table:style-name="ro2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5]/[.F55]" office:value-type="float" office:value="2.10532915360502">
            <text:p>2.11</text:p>
          </table:table-cell>
          <table:table-cell table:number-columns-repeated="1016"/>
        </table:table-row>
        <table:table-row table:style-name="ro2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6]/[.F56]" office:value-type="float" office:value="2.10532915360502">
            <text:p>2.11</text:p>
          </table:table-cell>
          <table:table-cell table:number-columns-repeated="1016"/>
        </table:table-row>
        <table:table-row table:style-name="ro2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7]/[.F57]" office:value-type="float" office:value="12.49375">
            <text:p>12.49</text:p>
          </table:table-cell>
          <table:table-cell table:number-columns-repeated="1016"/>
        </table:table-row>
        <table:table-row table:style-name="ro2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8]/[.F58]" office:value-type="float" office:value="12.49375">
            <text:p>12.49</text:p>
          </table:table-cell>
          <table:table-cell table:number-columns-repeated="1016"/>
        </table:table-row>
        <table:table-row table:style-name="ro2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59]/[.F59]" office:value-type="float" office:value="2.32054176072235">
            <text:p>2.32</text:p>
          </table:table-cell>
          <table:table-cell table:number-columns-repeated="1016"/>
        </table:table-row>
        <table:table-row table:style-name="ro2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60]/[.F60]" office:value-type="float" office:value="2.32054176072235">
            <text:p>2.32</text:p>
          </table:table-cell>
          <table:table-cell table:number-columns-repeated="1016"/>
        </table:table-row>
        <table:table-row table:style-name="ro2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1]/[.F61]" office:value-type="float" office:value="6.10227272727273">
            <text:p>6.1</text:p>
          </table:table-cell>
          <table:table-cell table:number-columns-repeated="1016"/>
        </table:table-row>
        <table:table-row table:style-name="ro2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2]/[.F62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3]/[.F63]" office:value-type="float" office:value="5.68392857142857">
            <text:p>5.68</text:p>
          </table:table-cell>
          <table:table-cell table:number-columns-repeated="1016"/>
        </table:table-row>
        <table:table-row table:style-name="ro2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4]/[.F64]" office:value-type="float" office:value="5.68392857142857">
            <text:p>5.68</text:p>
          </table:table-cell>
          <table:table-cell table:number-columns-repeated="1016"/>
        </table:table-row>
        <table:table-row table:style-name="ro2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style-name="ce5" table:formula="of:=[.C65]/[.F65]" office:value-type="float" office:value="6.71230158730159">
            <text:p>6.71</text:p>
          </table:table-cell>
          <table:table-cell table:number-columns-repeated="1016"/>
        </table:table-row>
        <table:table-row table:style-name="ro2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6]/[.F66]" office:value-type="float" office:value="3.81828442437923">
            <text:p>3.82</text:p>
          </table:table-cell>
          <table:table-cell table:number-columns-repeated="1016"/>
        </table:table-row>
        <table:table-row table:style-name="ro2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7]/[.F67]" office:value-type="float" office:value="3.81828442437923">
            <text:p>3.82</text:p>
          </table:table-cell>
          <table:table-cell table:number-columns-repeated="1016"/>
        </table:table-row>
        <table:table-row table:style-name="ro2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8]/[.F68]" office:value-type="float" office:value="1.03386004514673">
            <text:p>1.03</text:p>
          </table:table-cell>
          <table:table-cell table:number-columns-repeated="1016"/>
        </table:table-row>
        <table:table-row table:style-name="ro2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9]/[.F69]" office:value-type="float" office:value="1.03386004514673">
            <text:p>1.03</text:p>
          </table:table-cell>
          <table:table-cell table:number-columns-repeated="1016"/>
        </table:table-row>
        <table:table-row table:style-name="ro2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0]/[.F70]" office:value-type="float" office:value="3.95936794582393">
            <text:p>3.96</text:p>
          </table:table-cell>
          <table:table-cell table:number-columns-repeated="1016"/>
        </table:table-row>
        <table:table-row table:style-name="ro2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1]/[.F71]" office:value-type="float" office:value="3.95936794582393">
            <text:p>3.9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es_moutons.jpg</text:p>
          </table:table-cell>
          <table:table-cell table:style-name="ce3" office:value-type="string">
            <text:p>JPEG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46">
            <text:p>2746</text:p>
          </table:table-cell>
          <table:table-cell table:style-name="ce3" office:value-type="string">
            <text:p><text:s/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style-name="ce8" table:formula="of:=[.C72]/[.F72]" office:value-type="float" office:value="2.37812128418549">
            <text:p>2.38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3]/[.F73]" office:value-type="float" office:value="5.42713567839196">
            <text:p>5.43</text:p>
          </table:table-cell>
          <table:table-cell table:number-columns-repeated="1016"/>
        </table:table-row>
        <table:table-row table:style-name="ro2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4]/[.F74]" office:value-type="float" office:value="5.42713567839196">
            <text:p>5.43</text:p>
          </table:table-cell>
          <table:table-cell table:number-columns-repeated="1016"/>
        </table:table-row>
        <table:table-row table:style-name="ro2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5]/[.F75]" office:value-type="float" office:value="4.36607142857143">
            <text:p>4.37</text:p>
          </table:table-cell>
          <table:table-cell table:number-columns-repeated="1016"/>
        </table:table-row>
        <table:table-row table:style-name="ro2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6]/[.F76]" office:value-type="float" office:value="4.36607142857143">
            <text:p>4.37</text:p>
          </table:table-cell>
          <table:table-cell table:number-columns-repeated="1016"/>
        </table:table-row>
        <table:table-row table:style-name="ro2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7]/[.F77]" office:value-type="float" office:value="1.93414863593603">
            <text:p>1.93</text:p>
          </table:table-cell>
          <table:table-cell table:number-columns-repeated="1016"/>
        </table:table-row>
        <table:table-row table:style-name="ro2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8]/[.F78]" office:value-type="float" office:value="1.93414863593603">
            <text:p>1.93</text:p>
          </table:table-cell>
          <table:table-cell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79]/[.F7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80]/[.F8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style-name="ce6" table:formula="of:=[.C81]/[.F81]" office:value-type="float" office:value="0.515801354401806">
            <text:p>0.52</text:p>
          </table:table-cell>
          <table:table-cell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2]/[.F8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3]/[.F8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  <table:table-cell table:style-name="ce5" table:formula="of:=[.C84]/[.F8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5]/[.F85]" office:value-type="float" office:value="3.03747072599532">
            <text:p>3.04</text:p>
          </table:table-cell>
          <table:table-cell table:number-columns-repeated="1016"/>
        </table:table-row>
        <table:table-row table:style-name="ro2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6]/[.F86]" office:value-type="float" office:value="3.03747072599532">
            <text:p>3.04</text:p>
          </table:table-cell>
          <table:table-cell table:number-columns-repeated="1016"/>
        </table:table-row>
        <table:table-row table:style-name="ro2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7]/[.F87]" office:value-type="float" office:value="0.826530612244898">
            <text:p>0.83</text:p>
          </table:table-cell>
          <table:table-cell table:number-columns-repeated="1016"/>
        </table:table-row>
        <table:table-row table:style-name="ro2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8]/[.F88]" office:value-type="float" office:value="0.826530612244898">
            <text:p>0.83</text:p>
          </table:table-cell>
          <table:table-cell table:number-columns-repeated="1016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89]/[.F89]" office:value-type="float" office:value="3.28205128205128">
            <text:p>3.28</text:p>
          </table:table-cell>
          <table:table-cell table:number-columns-repeated="1016"/>
        </table:table-row>
        <table:table-row table:style-name="ro2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90]/[.F90]" office:value-type="float" office:value="3.28205128205128">
            <text:p>3.28</text:p>
          </table:table-cell>
          <table:table-cell table:number-columns-repeated="1016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1]/[.F91]" office:value-type="float" office:value="4.05836575875486">
            <text:p>4.06</text:p>
          </table:table-cell>
          <table:table-cell table:number-columns-repeated="1016"/>
        </table:table-row>
        <table:table-row table:style-name="ro2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2]/[.F92]" office:value-type="float" office:value="4.05836575875486">
            <text:p>4.06</text:p>
          </table:table-cell>
          <table:table-cell table:number-columns-repeated="1016"/>
        </table:table-row>
        <table:table-row table:style-name="ro2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3]/[.F93]" office:value-type="float" office:value="10.2185714285714">
            <text:p>10.22</text:p>
          </table:table-cell>
          <table:table-cell table:number-columns-repeated="1016"/>
        </table:table-row>
        <table:table-row table:style-name="ro2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4]/[.F94]" office:value-type="float" office:value="10.2185714285714">
            <text:p>10.22</text:p>
          </table:table-cell>
          <table:table-cell table:number-columns-repeated="1016"/>
        </table:table-row>
        <table:table-row table:style-name="ro2">
          <table:table-cell office:value-type="string">
            <text:p>oiseau-a-decouper-272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5]/[.F95]" office:value-type="float" office:value="3.47794871794872">
            <text:p>3.48</text:p>
          </table:table-cell>
          <table:table-cell table:number-columns-repeated="1016"/>
        </table:table-row>
        <table:table-row table:style-name="ro2">
          <table:table-cell office:value-type="string">
            <text:p>oiseau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6]/[.F96]" office:value-type="float" office:value="3.47794871794872">
            <text:p>3.48</text:p>
          </table:table-cell>
          <table:table-cell table:number-columns-repeated="1016"/>
        </table:table-row>
        <table:table-row table:style-name="ro2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7]/[.F97]" office:value-type="float" office:value="1.25435540069686">
            <text:p>1.25</text:p>
          </table:table-cell>
          <table:table-cell table:number-columns-repeated="1016"/>
        </table:table-row>
        <table:table-row table:style-name="ro2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8]/[.F98]" office:value-type="float" office:value="1.25435540069686">
            <text:p>1.25</text:p>
          </table:table-cell>
          <table:table-cell table:number-columns-repeated="1016"/>
        </table:table-row>
        <table:table-row table:style-name="ro2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99]/[.F99]" office:value-type="float" office:value="5.79047619047619">
            <text:p>5.79</text:p>
          </table:table-cell>
          <table:table-cell table:number-columns-repeated="1016"/>
        </table:table-row>
        <table:table-row table:style-name="ro2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100]/[.F100]" office:value-type="float" office:value="5.79047619047619">
            <text:p>5.79</text:p>
          </table:table-cell>
          <table:table-cell table:number-columns-repeated="1016"/>
        </table:table-row>
        <table:table-row table:style-name="ro2">
          <table:table-cell office:value-type="string">
            <text:p>rayon-conve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1]/[.F101]" office:value-type="float" office:value="2.4952380952381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rayon-conve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2]/[.F102]" office:value-type="float" office:value="2.4952380952381">
            <text:p>2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etable_an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491">
            <text:p>1491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3]/[.F103]" office:value-type="float" office:value="3.01212121212121">
            <text:p>3.01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4]/[.F104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arcas_baudouin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rcas_baudouin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8">
            <text:p>258</text:p>
          </table:table-cell>
          <table:table-cell table:style-name="ce8" table:formula="of:=[.C105]/[.F105]" office:value-type="float" office:value="2.38441558441558">
            <text:p>2.38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rcas_baudouin-nb.jpg 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table:formula="of:=[.C106]/[.F106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barbara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23">
            <text:p>923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barbara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6">
            <text:p>256</text:p>
          </table:table-cell>
          <table:table-cell table:style-name="ce8" table:formula="of:=[.C107]/[.F107]" office:value-type="float" office:value="2.3974025974026">
            <text:p>2.4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claud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aude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3">
            <text:p>253</text:p>
          </table:table-cell>
          <table:table-cell table:style-name="ce8" table:formula="of:=[.C108]/[.F108]" office:value-type="float" office:value="2.42857142857143">
            <text:p>2.43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clinic_orgasm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09]/[.F109]" office:value-type="float" office:value="3.01052631578947">
            <text:p>3.01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10]/[.F110]" office:value-type="float" office:value="0">
            <text:p>0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marti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18">
            <text:p>11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martine-nb.jpg 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225">
            <text:p>225</text:p>
          </table:table-cell>
          <table:table-cell table:style-name="ce3" table:formula="of:=[.C111]/[.F111]" office:value-type="float" office:value="3.01347708894879">
            <text:p>3.01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retable_thomas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thomas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36">
            <text:p>236</text:p>
          </table:table-cell>
          <table:table-cell table:style-name="ce8" table:formula="of:=[.C112]/[.F112]" office:value-type="float" office:value="2.6025974025974">
            <text:p>2.6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  <table:table-cell table:style-name="ce6" table:formula="of:=[.C113]/[.F113]" office:value-type="float" office:value="1.46511627906977">
            <text:p>1.47</text:p>
          </table:table-cell>
          <table:table-cell table:number-columns-repeated="1016"/>
        </table:table-row>
        <table:table-row table:style-name="ro2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4]/[.F114]" office:value-type="float" office:value="4.86071428571429">
            <text:p>4.86</text:p>
          </table:table-cell>
          <table:table-cell table:number-columns-repeated="1016"/>
        </table:table-row>
        <table:table-row table:style-name="ro2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5]/[.F115]" office:value-type="float" office:value="4.86071428571429">
            <text:p>4.86</text:p>
          </table:table-cell>
          <table:table-cell table:number-columns-repeated="1016"/>
        </table:table-row>
        <table:table-row table:style-name="ro2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6]/[.F116]" office:value-type="float" office:value="5.49544072948328">
            <text:p>5.5</text:p>
          </table:table-cell>
          <table:table-cell table:number-columns-repeated="1016"/>
        </table:table-row>
        <table:table-row table:style-name="ro2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7]/[.F117]" office:value-type="float" office:value="5.49544072948328">
            <text:p>5.5</text:p>
          </table:table-cell>
          <table:table-cell table:number-columns-repeated="1016"/>
        </table:table-row>
        <table:table-row table:style-name="ro2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8]/[.F118]" office:value-type="float" office:value="2.12601880877743">
            <text:p>2.13</text:p>
          </table:table-cell>
          <table:table-cell table:number-columns-repeated="1016"/>
        </table:table-row>
        <table:table-row table:style-name="ro2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9]/[.F119]" office:value-type="float" office:value="2.12601880877743">
            <text:p>2.13</text:p>
          </table:table-cell>
          <table:table-cell table:number-columns-repeated="1016"/>
        </table:table-row>
        <table:table-row table:style-name="ro2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0]/[.F120]" office:value-type="float" office:value="1.38502109704641">
            <text:p>1.39</text:p>
          </table:table-cell>
          <table:table-cell table:number-columns-repeated="1016"/>
        </table:table-row>
        <table:table-row table:style-name="ro2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1]/[.F121]" office:value-type="float" office:value="1.38502109704641">
            <text:p>1.39</text:p>
          </table:table-cell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<text:s/>Béguinage d'Anderlecht8.jpg </text:p>
          </table:table-cell>
          <table:table-cell office:value-type="float" office:value="630">
            <text:p>630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<text:s/>Béguinage d'Anderlecht9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<text:s/>BH06_100713.jpg <text:s/>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09_100713.jpg 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13_110325.jpg 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</table:table-row>
        <table:table-row table:style-name="ro2">
          <table:table-cell office:value-type="string">
            <text:p><text:s/>lgruyere-224.gif </text:p>
          </table:table-cell>
          <table:table-cell table:number-columns-repeated="2" office:value-type="float" office:value="504">
            <text:p>504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martine-nb.jpg 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<text:s/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</table:table-row>
        <table:table-row table:style-name="ro1" table:number-rows-repeated="104839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2:Feuille1.D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2.A1:Feuille2.C1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2:10:22</meta:creation-date>
    <dc:date>2013-05-03T12:44:48</dc:date>
    <meta:editing-duration>PT27M42S</meta:editing-duration>
    <meta:editing-cycles>7</meta:editing-cycles>
    <meta:generator>LibreOffice/4.0.1.2$Linux_X86_64 LibreOffice_project/400m0$Build-2</meta:generator>
    <meta:document-statistic meta:table-count="2" meta:cell-count="1297" meta:object-count="0"/>
  </office:meta>
</office:document-meta>
</file>